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58.7pt" svg:height="346.05pt" svg:x="1010.66pt" svg:y="383.98pt">
            <draw:object draw:notify-on-update-of-ranges="Sheet1.A4:Sheet1.A5 Sheet1.B1:Sheet1.B1 Sheet1.B4:Sheet1.B5 Sheet1.C1:Sheet1.C1 Sheet1.C4:Sheet1.C5 Sheet1.D1:Sheet1.D1 Sheet1.D4:Sheet1.D5 Sheet1.E1:Sheet1.E1 Sheet1.E4:Sheet1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64.14pt" svg:height="361.08pt" svg:x="1005.99pt" svg:y="15.82pt">
            <draw:object draw:notify-on-update-of-ranges="Sheet1.A2:Sheet1.A3 Sheet1.B1:Sheet1.B1 Sheet1.B2:Sheet1.B3 Sheet1.C1:Sheet1.C1 Sheet1.C2:Sheet1.C3 Sheet1.D1:Sheet1.D1 Sheet1.D2:Sheet1.D3 Sheet1.E1:Sheet1.E1 Sheet1.E2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35.51pt" svg:height="367.43pt" svg:x="1377.13pt" svg:y="14.31pt">
            <draw:object draw:notify-on-update-of-ranges="Sheet1.B1:Sheet1.E1 Sheet1.A6:Sheet1.A6 Sheet1.B6:Sheet1.E6 Sheet1.B10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drl</text:p>
          </table:table-cell>
          <table:table-cell table:style-name="ce1" office:value-type="string" calcext:value-type="string">
            <text:p>teb</text:p>
          </table:table-cell>
          <table:table-cell table:style-name="ce1" office:value-type="string" calcext:value-type="string">
            <text:p>simple all in one</text:p>
          </table:table-cell>
          <table:table-cell table:style-name="ce1" office:value-type="string" calcext:value-type="string">
            <text:p>all in one rule06 nn2</text:p>
          </table:table-cell>
        </table:table-row>
        <table:table-row table:style-name="ro1">
          <table:table-cell office:value-type="string" calcext:value-type="string">
            <text:p>success_rate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collisions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" office:value-type="string" calcext:value-type="string">
            <text:p>Travel time</text:p>
          </table:table-cell>
          <table:table-cell table:style-name="ce1" office:value-type="float" office:value="46.67" calcext:value-type="float">
            <text:p>46.7</text:p>
          </table:table-cell>
          <table:table-cell table:style-name="ce1" office:value-type="float" office:value="38.48" calcext:value-type="float">
            <text:p>38.5</text:p>
          </table:table-cell>
          <table:table-cell table:style-name="ce1" office:value-type="float" office:value="42.75" calcext:value-type="float">
            <text:p>42.8</text:p>
          </table:table-cell>
          <table:table-cell table:style-name="ce1" office:value-type="float" office:value="46.3" calcext:value-type="float">
            <text:p>46.3</text:p>
          </table:table-cell>
        </table:table-row>
        <table:table-row table:style-name="ro1">
          <table:table-cell table:style-name="ce1" office:value-type="string" calcext:value-type="string">
            <text:p>distance travelled</text:p>
          </table:table-cell>
          <table:table-cell table:style-name="ce1" office:value-type="float" office:value="15.02" calcext:value-type="float">
            <text:p>15.0</text:p>
          </table:table-cell>
          <table:table-cell table:style-name="ce1" office:value-type="float" office:value="12.35" calcext:value-type="float">
            <text:p>12.4</text:p>
          </table:table-cell>
          <table:table-cell table:style-name="ce1" office:value-type="float" office:value="13.71" calcext:value-type="float">
            <text:p>13.7</text:p>
          </table:table-cell>
          <table:table-cell table:style-name="ce1"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float" office:value="2.04" calcext:value-type="float">
            <text:p>2.04</text:p>
          </table:table-cell>
          <table:table-cell office:value-type="float" office:value="1.97" calcext:value-type="float">
            <text:p>1.97</text:p>
          </table:table-cell>
          <table:table-cell office:value-type="float" office:value="2.73" calcext:value-type="float">
            <text:p>2.7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comp time 1 iteration in ms</text:p>
          </table:table-cell>
          <table:table-cell office:value-type="float" office:value="216" calcext:value-type="float">
            <text:p>216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comp time local planner 1 iteration in ms</text:p>
          </table:table-cell>
          <table:table-cell office:value-type="float" office:value="1.77" calcext:value-type="float">
            <text:p>1.77</text:p>
          </table:table-cell>
          <table:table-cell office:value-type="float" office:value="5.7" calcext:value-type="float">
            <text:p>5.7</text:p>
          </table:table-cell>
          <table:table-cell office:value-type="float" office:value="4.92" calcext:value-type="float">
            <text:p>4.92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distribution drl-teb</text:p>
          </table:table-cell>
          <table:table-cell table:number-columns-repeated="2"/>
          <table:table-cell office:value-type="string" calcext:value-type="string">
            <text:p>0.17-0.83</text:p>
          </table:table-cell>
          <table:table-cell office:value-type="string" calcext:value-type="string">
            <text:p>0.77-0.23</text:p>
          </table:table-cell>
        </table:table-row>
        <table:table-row table:style-name="ro1">
          <table:table-cell/>
          <table:table-cell table:formula="of:=ORG.LIBREOFFICE.COLOR(0;0;255;0)" office:value-type="float" office:value="255" calcext:value-type="float">
            <text:p>255</text:p>
          </table:table-cell>
          <table:table-cell table:formula="of:=ORG.LIBREOFFICE.COLOR(255;0;0;0)" office:value-type="float" office:value="16711680" calcext:value-type="float">
            <text:p>16711680</text:p>
          </table:table-cell>
          <table:table-cell table:formula="of:=ORG.LIBREOFFICE.COLOR(255;255;0;0)" office:value-type="float" office:value="16776960" calcext:value-type="float">
            <text:p>16776960</text:p>
          </table:table-cell>
          <table:table-cell table:formula="of:=ORG.LIBREOFFICE.COLOR(0;255;0;0)"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7:10:58.791869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8:47:06.251215146</meta:creation-date>
    <dc:date>2021-09-09T17:11:31.987890366</dc:date>
    <meta:editing-duration>PT1H38M23S</meta:editing-duration>
    <meta:editing-cycles>7</meta:editing-cycles>
    <meta:generator>LibreOffice/6.0.7.3$Linux_X86_64 LibreOffice_project/00m0$Build-3</meta:generator>
    <meta:document-statistic meta:table-count="1" meta:cell-count="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47cm" svg:height="12.739cm" xlink:href=".." xlink:type="simple" chart:class="chart:bar" chart:style-name="ch1">
        <chart:legend chart:legend-position="end" svg:x="9.023cm" svg:y="5.323cm" style:legend-expansion="high" chart:style-name="ch2"/>
        <chart:plot-area chart:style-name="ch3" table:cell-range-address="Sheet1.A2:Sheet1.E3 Sheet1.B1:Sheet1.E1" chart:data-source-has-labels="both" svg:x="0.256cm" svg:y="0.254cm" svg:width="8.511cm" svg:height="12.231cm">
          <chartooo:coordinate-region svg:x="0.983cm" svg:y="0.454cm" svg:width="7.784cm" svg:height="11.384cm"/>
          <chart:axis chart:dimension="x" chart:name="primary-x" chart:style-name="ch4" chartooo:axis-type="auto">
            <chartooo:date-scale/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label-cell-address="Sheet1.B1:Sheet1.B1" chart:class="chart:bar">
            <chart:data-point chart:repeated="2"/>
          </chart:series>
          <chart:series chart:style-name="ch8" chart:values-cell-range-address="Sheet1.C2:Sheet1.C3" chart:label-cell-address="Sheet1.C1:Sheet1.C1" chart:class="chart:bar">
            <chart:data-point chart:repeated="2"/>
          </chart:series>
          <chart:series chart:style-name="ch9" chart:values-cell-range-address="Sheet1.D2:Sheet1.D3" chart:label-cell-address="Sheet1.D1:Sheet1.D1" chart:class="chart:bar">
            <chart:data-point chart:repeated="2"/>
          </chart:series>
          <chart:series chart:style-name="ch10" chart:values-cell-range-address="Sheet1.E2:Sheet1.E3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rule06 nn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ccess_rate</text:p>
                <draw:g>
                  <svg:desc>Sheet1.A2:Sheet1.A3</svg:desc>
                </draw:g>
              </table:table-cell>
              <table:table-cell office:value-type="float" office:value="0.89">
                <text:p>0.89</text:p>
                <draw:g>
                  <svg:desc>Sheet1.B2:Sheet1.B3</svg:desc>
                </draw:g>
              </table:table-cell>
              <table:table-cell office:value-type="float" office:value="0.85">
                <text:p>0.85</text:p>
                <draw:g>
                  <svg:desc>Sheet1.C2:Sheet1.C3</svg:desc>
                </draw:g>
              </table:table-cell>
              <table:table-cell office:value-type="float" office:value="1">
                <text:p>1</text:p>
                <draw:g>
                  <svg:desc>Sheet1.D2:Sheet1.D3</svg:desc>
                </draw:g>
              </table:table-cell>
              <table:table-cell office:value-type="float" office:value="0.96">
                <text:p>0.96</text:p>
                <draw:g>
                  <svg:desc>Sheet1.E2:Sheet1.E3</svg:desc>
                </draw:g>
              </table:table-cell>
            </table:table-row>
            <table:table-row>
              <table:table-cell office:value-type="string">
                <text:p>collisions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37cm" svg:height="12.963cm" xlink:href=".." xlink:type="simple" chart:class="chart:bar" chart:style-name="ch1">
        <chart:legend chart:legend-position="end" svg:x="10.077cm" svg:y="6.182cm" style:legend-expansion="high" chart:style-name="ch2"/>
        <chart:plot-area chart:style-name="ch3" table:cell-range-address="Sheet1.B1:Sheet1.E1 Sheet1.A6:Sheet1.E6 Sheet1.B10:Sheet1.E10" chart:data-source-has-labels="both" svg:x="0.236cm" svg:y="0.259cm" svg:width="9.605cm" svg:height="12.445cm">
          <chartooo:coordinate-region svg:x="0.963cm" svg:y="0.259cm" svg:width="8.878cm" svg:height="9.546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E6" chart:label-cell-address="Sheet1.A6:Sheet1.A6" chart:class="chart:bar">
            <chart:data-point chart:repeated="4"/>
            <loext:propertry-mapping loext:property="FillColor" loext:cell-range-address="Sheet1.B10:Sheet1.E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E1</svg:desc>
                </draw:g>
              </table:table-cell>
              <table:table-cell office:value-type="string">
                <text:p>teb</text:p>
              </table:table-cell>
              <table:table-cell office:value-type="string">
                <text:p>simple all in one</text:p>
              </table:table-cell>
              <table:table-cell office:value-type="string">
                <text:p>all in one rule06 nn2</text:p>
              </table:table-cell>
            </table:table-row>
          </table:table-header-rows>
          <table:table-rows>
            <table:table-row>
              <table:table-cell office:value-type="string">
                <text:p>reward</text:p>
                <draw:g>
                  <svg:desc>Sheet1.A6:Sheet1.A6</svg:desc>
                </draw:g>
              </table:table-cell>
              <table:table-cell office:value-type="float" office:value="2.04">
                <text:p>2.04</text:p>
                <draw:g>
                  <svg:desc>Sheet1.B6:Sheet1.E6</svg:desc>
                </draw:g>
              </table:table-cell>
              <table:table-cell office:value-type="float" office:value="1.97">
                <text:p>1.97</text:p>
              </table:table-cell>
              <table:table-cell office:value-type="float" office:value="2.73">
                <text:p>2.73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Sheet1.B10:Sheet1.E10</svg:desc>
                </draw:g>
              </table:table-cell>
              <table:table-cell office:value-type="float" office:value="16711680">
                <text:p>16711680</text:p>
              </table:table-cell>
              <table:table-cell office:value-type="float" office:value="16776960">
                <text:p>16776960</text:p>
              </table:table-cell>
              <table:table-cell office:value-type="float" office:value="65280">
                <text:p>65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55cm" svg:height="12.209cm" xlink:href=".." xlink:type="simple" chart:class="chart:bar" chart:style-name="ch1">
        <chart:legend chart:legend-position="end" svg:x="8.831cm" svg:y="5.058cm" style:legend-expansion="high" chart:style-name="ch2"/>
        <chart:plot-area chart:style-name="ch3" table:cell-range-address="Sheet1.A4:Sheet1.E5 Sheet1.B1:Sheet1.E1" chart:data-source-has-labels="both" svg:x="0.253cm" svg:y="0.244cm" svg:width="8.325cm" svg:height="11.721cm">
          <chartooo:coordinate-region svg:x="1.165cm" svg:y="0.443cm" svg:width="7.413cm" svg:height="10.87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1:Sheet1.B1" chart:class="chart:bar">
            <chart:data-point chart:repeated="2"/>
          </chart:series>
          <chart:series chart:style-name="ch8" chart:values-cell-range-address="Sheet1.C4:Sheet1.C5" chart:label-cell-address="Sheet1.C1:Sheet1.C1" chart:class="chart:bar">
            <chart:data-point chart:repeated="2"/>
          </chart:series>
          <chart:series chart:style-name="ch9" chart:values-cell-range-address="Sheet1.D4:Sheet1.D5" chart:label-cell-address="Sheet1.D1:Sheet1.D1" chart:class="chart:bar">
            <chart:data-point chart:repeated="2"/>
          </chart:series>
          <chart:series chart:style-name="ch10" chart:values-cell-range-address="Sheet1.E4:Sheet1.E5" chart:label-cell-address="Sheet1.E1:Sheet1.E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l</text:p>
                <draw:g>
                  <svg:desc>Sheet1.B1:Sheet1.B1</svg:desc>
                </draw:g>
              </table:table-cell>
              <table:table-cell office:value-type="string">
                <text:p>teb</text:p>
                <draw:g>
                  <svg:desc>Sheet1.C1:Sheet1.C1</svg:desc>
                </draw:g>
              </table:table-cell>
              <table:table-cell office:value-type="string">
                <text:p>simple all in one</text:p>
                <draw:g>
                  <svg:desc>Sheet1.D1:Sheet1.D1</svg:desc>
                </draw:g>
              </table:table-cell>
              <table:table-cell office:value-type="string">
                <text:p>all in one rule06 nn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vel time</text:p>
                <draw:g>
                  <svg:desc>Sheet1.A4:Sheet1.A5</svg:desc>
                </draw:g>
              </table:table-cell>
              <table:table-cell office:value-type="float" office:value="46.67">
                <text:p>46.67</text:p>
                <draw:g>
                  <svg:desc>Sheet1.B4:Sheet1.B5</svg:desc>
                </draw:g>
              </table:table-cell>
              <table:table-cell office:value-type="float" office:value="38.48">
                <text:p>38.48</text:p>
                <draw:g>
                  <svg:desc>Sheet1.C4:Sheet1.C5</svg:desc>
                </draw:g>
              </table:table-cell>
              <table:table-cell office:value-type="float" office:value="42.75">
                <text:p>42.75</text:p>
                <draw:g>
                  <svg:desc>Sheet1.D4:Sheet1.D5</svg:desc>
                </draw:g>
              </table:table-cell>
              <table:table-cell office:value-type="float" office:value="46.3">
                <text:p>46.3</text:p>
                <draw:g>
                  <svg:desc>Sheet1.E4:Sheet1.E5</svg:desc>
                </draw:g>
              </table:table-cell>
            </table:table-row>
            <table:table-row>
              <table:table-cell office:value-type="string">
                <text:p>distance travelled</text:p>
              </table:table-cell>
              <table:table-cell office:value-type="float" office:value="15.02">
                <text:p>15.02</text:p>
              </table:table-cell>
              <table:table-cell office:value-type="float" office:value="12.35">
                <text:p>12.35</text:p>
              </table:table-cell>
              <table:table-cell office:value-type="float" office:value="13.71">
                <text:p>13.71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